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3.4375in" fo:margin-left="3.2819in" fo:margin-top="0in" fo:margin-bottom="0in" table:align="left" style:writing-mode="rl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6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rl-tb"/>
    </style:style>
    <style:style style:name="Table1.D1" style:family="table-cell">
      <style:table-cell-properties fo:padding="0.0382in" fo:border="0.25pt solid #000000" style:writing-mode="rl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rl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rl-tb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style:font-name="David CLM" officeooo:rsid="063d492f" officeooo:paragraph-rsid="0643afb2" style:font-name-complex="David CLM"/>
    </style:style>
    <style:style style:name="P4" style:family="paragraph" style:parent-style-name="Text_20_body">
      <style:text-properties style:font-name="David CLM" officeooo:rsid="05d818a9" officeooo:paragraph-rsid="064abc40" style:font-name-complex="David CLM"/>
    </style:style>
    <style:style style:name="P5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6" style:family="paragraph" style:parent-style-name="Text_20_body">
      <style:text-properties fo:font-weight="normal" officeooo:rsid="06178d0b" officeooo:paragraph-rsid="06501b33" style:font-weight-asian="normal" style:font-weight-complex="normal"/>
    </style:style>
    <style:style style:name="P7" style:family="paragraph" style:parent-style-name="Text_20_body">
      <style:text-properties officeooo:rsid="0611694f" officeooo:paragraph-rsid="064fa2ee"/>
    </style:style>
    <style:style style:name="P8" style:family="paragraph" style:parent-style-name="Text_20_body">
      <style:text-properties officeooo:rsid="06859027" officeooo:paragraph-rsid="06501b33"/>
    </style:style>
    <style:style style:name="P9" style:family="paragraph" style:parent-style-name="Text_20_body">
      <style:text-properties officeooo:rsid="06859027" officeooo:paragraph-rsid="0650937b"/>
    </style:style>
    <style:style style:name="P10" style:family="paragraph" style:parent-style-name="Text_20_body">
      <style:text-properties officeooo:rsid="05ef6ec2" officeooo:paragraph-rsid="0650937b"/>
    </style:style>
    <style:style style:name="P11" style:family="paragraph" style:parent-style-name="Text_20_body">
      <style:text-properties officeooo:rsid="063da059" officeooo:paragraph-rsid="0650937b"/>
    </style:style>
    <style:style style:name="P12" style:family="paragraph" style:parent-style-name="Text_20_body">
      <style:text-properties officeooo:paragraph-rsid="0650937b"/>
    </style:style>
    <style:style style:name="P13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82a5b9" officeooo:paragraph-rsid="06501b33" style:font-weight-asian="normal" style:font-name-complex="David CLM" style:font-weight-complex="normal"/>
    </style:style>
    <style:style style:name="P14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officeooo:rsid="05735d0c" officeooo:paragraph-rsid="065098ee" style:font-name-complex="David CLM"/>
    </style:style>
    <style:style style:name="P15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officeooo:paragraph-rsid="06501b33"/>
    </style:style>
    <style:style style:name="P16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officeooo:paragraph-rsid="0650937b"/>
    </style:style>
    <style:style style:name="P17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officeooo:paragraph-rsid="06501b33"/>
    </style:style>
    <style:style style:name="P18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fo:font-weight="normal" officeooo:rsid="06178d0b" officeooo:paragraph-rsid="06501b33" style:font-weight-asian="normal" style:font-weight-complex="normal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rsid="05ef6ec2" officeooo:paragraph-rsid="0650937b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/>
      <style:text-properties officeooo:rsid="05ef6ec2" officeooo:paragraph-rsid="0650937b"/>
    </style:style>
    <style:style style:name="P21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501b33" style:font-weight-asian="normal" style:font-weight-complex="normal"/>
    </style:style>
    <style:style style:name="P22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4abc40" style:font-weight-asian="normal" style:font-weight-complex="normal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61aaed5" officeooo:paragraph-rsid="06501b33"/>
    </style:style>
    <style:style style:name="P24" style:family="paragraph" style:parent-style-name="Text_20_body">
      <style:paragraph-properties fo:text-align="end" style:justify-single-word="false" style:writing-mode="rl-tb"/>
      <style:text-properties officeooo:paragraph-rsid="0643afb2"/>
    </style:style>
    <style:style style:name="P25" style:family="paragraph" style:parent-style-name="Text_20_body">
      <style:paragraph-properties fo:text-align="end" style:justify-single-word="false" style:writing-mode="rl-tb"/>
      <style:text-properties officeooo:paragraph-rsid="064abc40"/>
    </style:style>
    <style:style style:name="P26" style:family="paragraph" style:parent-style-name="Text_20_body">
      <style:paragraph-properties fo:text-align="end" style:justify-single-word="false" style:writing-mode="rl-tb"/>
      <style:text-properties officeooo:paragraph-rsid="06501b33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611694f" officeooo:paragraph-rsid="064fa2ee"/>
    </style:style>
    <style:style style:name="P28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1aaed5" officeooo:paragraph-rsid="064abc40" style:font-size-asian="12pt" style:font-style-asian="italic" style:font-weight-asian="normal" style:font-name-complex="David CLM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4abc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ab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ab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Default">
      <style:paragraph-properties fo:text-align="end" style:justify-single-word="false" style:writing-mode="rl-tb"/>
      <style:text-properties officeooo:paragraph-rsid="065098ee" style:font-name-complex="David CLM"/>
    </style:style>
    <style:style style:name="P33" style:family="paragraph" style:parent-style-name="Default">
      <style:paragraph-properties fo:text-align="end" style:justify-single-word="false" style:writing-mode="rl-tb"/>
      <style:text-properties officeooo:paragraph-rsid="065098ee"/>
    </style:style>
    <style:style style:name="P34" style:family="paragraph" style:parent-style-name="Standard">
      <style:paragraph-properties fo:text-align="end" style:justify-single-word="false" style:writing-mode="rl-tb"/>
      <style:text-properties officeooo:paragraph-rsid="065098ee" style:font-name-complex="David CLM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rsid="06178d0b" officeooo:paragraph-rsid="06501b33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paragraph-rsid="064abc40"/>
    </style:style>
    <style:style style:name="P37" style:family="paragraph" style:parent-style-name="Text_20_body">
      <style:paragraph-properties fo:text-align="start" style:justify-single-word="false" style:writing-mode="lr-tb"/>
      <style:text-properties officeooo:paragraph-rsid="06501b33"/>
    </style:style>
    <style:style style:name="P38" style:family="paragraph" style:parent-style-name="Text_20_body">
      <style:paragraph-properties fo:text-align="start" style:justify-single-word="false" style:writing-mode="lr-tb"/>
      <style:text-properties style:font-name="David CLM" officeooo:rsid="05735d0c" officeooo:paragraph-rsid="0643afb2" style:font-name-complex="David CLM"/>
    </style:style>
    <style:style style:name="P39" style:family="paragraph" style:parent-style-name="Text_20_body">
      <style:paragraph-properties fo:text-align="start" style:justify-single-word="false" style:writing-mode="lr-tb"/>
      <style:text-properties officeooo:rsid="0611694f" officeooo:paragraph-rsid="064fa2ee"/>
    </style:style>
    <style:style style:name="P40" style:family="paragraph" style:parent-style-name="Standard">
      <style:paragraph-properties fo:text-align="start" style:justify-single-word="false" style:writing-mode="lr-tb"/>
      <style:text-properties officeooo:paragraph-rsid="0643afb2"/>
    </style:style>
    <style:style style:name="P41" style:family="paragraph" style:parent-style-name="Heading_20_2">
      <style:text-properties officeooo:paragraph-rsid="0643afb2"/>
    </style:style>
    <style:style style:name="P42" style:family="paragraph" style:parent-style-name="Heading_20_2">
      <style:text-properties officeooo:paragraph-rsid="064abc40"/>
    </style:style>
    <style:style style:name="P43" style:family="paragraph" style:parent-style-name="Heading_20_2">
      <style:text-properties fo:font-weight="normal" officeooo:rsid="0621f8fb" officeooo:paragraph-rsid="064fa2ee" style:font-weight-asian="normal" style:font-weight-complex="normal"/>
    </style:style>
    <style:style style:name="P44" style:family="paragraph" style:parent-style-name="Heading_20_2">
      <style:text-properties style:font-name="David CLM" fo:font-weight="normal" officeooo:rsid="05735d0c" officeooo:paragraph-rsid="064fa2ee" style:font-weight-asian="normal" style:font-name-complex="David CLM" style:font-weight-complex="normal"/>
    </style:style>
    <style:style style:name="P45" style:family="paragraph" style:parent-style-name="Heading_20_2">
      <style:paragraph-properties fo:line-height="100%"/>
      <style:text-properties style:font-name="David CLM" officeooo:rsid="0659b439" officeooo:paragraph-rsid="06501b33" style:font-size-asian="10.5pt" style:font-name-complex="David CLM" style:font-weight-complex="normal"/>
    </style:style>
    <style:style style:name="P46" style:family="paragraph" style:parent-style-name="Heading_20_2">
      <style:paragraph-properties fo:line-height="100%"/>
      <style:text-properties style:font-name="David CLM" officeooo:rsid="05735d0c" officeooo:paragraph-rsid="064fa2ee" style:font-name-complex="David CLM"/>
    </style:style>
    <style:style style:name="P47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650937b" style:font-name-complex="David CLM"/>
    </style:style>
    <style:style style:name="P48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rsid="05ef6ec2" officeooo:paragraph-rsid="0650937b" style:font-name-complex="David CLM"/>
    </style:style>
    <style:style style:name="P49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f6ec2" officeooo:paragraph-rsid="0650937b" style:font-size-asian="12pt" style:font-name-complex="David CLM" style:font-size-complex="12pt"/>
    </style:style>
    <style:style style:name="P50" style:family="paragraph" style:parent-style-name="Default">
      <style:paragraph-properties fo:text-align="end" style:justify-single-word="false" style:writing-mode="rl-tb"/>
      <style:text-properties officeooo:paragraph-rsid="065098ee"/>
    </style:style>
    <style:style style:name="P51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52" style:family="paragraph" style:parent-style-name="Heading_20_2">
      <style:paragraph-properties fo:line-height="100%"/>
      <style:text-properties style:font-name="David CLM" officeooo:rsid="05735d0c" officeooo:paragraph-rsid="06433f13" style:font-name-complex="David CLM"/>
    </style:style>
    <style:style style:name="P53" style:family="paragraph" style:parent-style-name="Heading_20_2">
      <style:paragraph-properties fo:line-height="100%"/>
      <style:text-properties style:font-name="David CLM" fo:font-weight="normal" officeooo:rsid="05db2356" officeooo:paragraph-rsid="06433f13" style:font-weight-asian="normal" style:font-name-complex="David CLM" style:font-weight-complex="normal"/>
    </style:style>
    <style:style style:name="P54" style:family="paragraph" style:parent-style-name="Heading_20_2">
      <style:text-properties officeooo:paragraph-rsid="0650d883"/>
    </style:style>
    <style:style style:name="P55" style:family="paragraph" style:parent-style-name="Standard">
      <style:paragraph-properties fo:line-height="100%" fo:text-align="end" style:justify-single-word="false" style:writing-mode="rl-tb"/>
      <style:text-properties style:use-window-font-color="true" loext:opacity="0%" style:font-name="Monospace" fo:font-size="12pt" fo:language="en" fo:country="US" fo:font-style="italic" fo:font-weight="normal" officeooo:rsid="0692fed4" officeooo:paragraph-rsid="0650d883" style:font-size-asian="10.5pt" style:font-style-asian="italic" style:font-weight-asian="normal" style:font-name-complex="David CLM2" style:font-size-complex="12pt" style:font-weight-complex="normal"/>
    </style:style>
    <style:style style:name="P56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50d883" style:font-style-asian="normal" style:font-style-complex="normal"/>
    </style:style>
    <style:style style:name="P57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50d883" style:font-size-asian="12pt" style:font-style-asian="normal" style:font-size-complex="12pt" style:font-style-complex="normal"/>
    </style:style>
    <style:style style:name="P58" style:family="paragraph" style:parent-style-name="Standard">
      <style:text-properties fo:font-style="normal" officeooo:rsid="06de833f" officeooo:paragraph-rsid="0650d883" style:font-style-asian="normal" style:font-style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50d883" style:font-style-asian="normal" style:font-style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50d883" style:font-size-asian="10pt" style:font-style-asian="normal" style:font-size-complex="10pt" style:font-style-complex="normal"/>
    </style:style>
    <style:style style:name="P61" style:family="paragraph" style:parent-style-name="Standard">
      <style:paragraph-properties fo:text-align="start" style:justify-single-word="false" style:writing-mode="lr-tb"/>
      <style:text-properties fo:font-size="12pt" fo:font-style="normal" officeooo:rsid="06efa165" officeooo:paragraph-rsid="0650d883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50d883" style:font-size-asian="12pt" style:font-style-asian="normal" style:font-size-complex="12pt" style:font-style-complex="normal"/>
    </style:style>
    <style:style style:name="P63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paragraph-rsid="065098ee" style:font-weight-asian="bold" style:font-name-complex="David CLM" style:font-weight-complex="bold"/>
    </style:style>
    <style:style style:name="P64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rsid="065c8c6c" officeooo:paragraph-rsid="065098ee" style:font-weight-asian="bold" style:font-name-complex="David CLM" style:font-weight-complex="bold"/>
    </style:style>
    <style:style style:name="P65" style:family="paragraph" style:parent-style-name="Table_20_Contents" style:list-style-name="WWNum2">
      <style:paragraph-properties fo:text-align="end" style:justify-single-word="false" fo:orphans="0" fo:widows="0" style:writing-mode="rl-tb"/>
      <style:text-properties officeooo:paragraph-rsid="065098ee" style:font-name-complex="David CLM"/>
    </style:style>
    <style:style style:name="P66" style:family="paragraph" style:parent-style-name="Text_20_body" style:list-style-name="L1">
      <style:text-properties fo:font-weight="normal" officeooo:rsid="06178d0b" officeooo:paragraph-rsid="06501b33" style:font-weight-asian="normal" style:font-weight-complex="normal"/>
    </style:style>
    <style:style style:name="T1" style:family="text">
      <style:text-properties style:use-window-font-color="true" loext:opacity="0%" fo:font-size="12pt" style:font-size-asian="12pt" style:font-size-complex="12pt"/>
    </style:style>
    <style:style style:name="T2" style:family="text">
      <style:text-properties style:use-window-font-color="true" loext:opacity="0%" fo:font-size="12pt" officeooo:rsid="04a9e17c" style:font-size-asian="12pt" style:font-size-complex="12pt"/>
    </style:style>
    <style:style style:name="T3" style:family="text">
      <style:text-properties style:use-window-font-color="true" loext:opacity="0%" fo:font-size="12pt" officeooo:rsid="037549be" style:font-size-asian="12pt" style:font-size-complex="12pt"/>
    </style:style>
    <style:style style:name="T4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loext:opacity="0%" fo:font-size="12pt" fo:font-weight="bold" officeooo:rsid="05ef6ec2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fo:font-size="12pt" fo:font-style="italic" officeooo:rsid="05ef6ec2" style:font-size-asian="12pt" style:font-style-asian="italic" style:font-size-complex="12pt" style:font-style-complex="italic"/>
    </style:style>
    <style:style style:name="T7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61c5daf" style:font-weight-asian="bold" style:font-weight-complex="bold"/>
    </style:style>
    <style:style style:name="T10" style:family="text">
      <style:text-properties fo:font-weight="bold" officeooo:rsid="06178d0b" style:font-weight-asian="bold" style:font-weight-complex="bold"/>
    </style:style>
    <style:style style:name="T11" style:family="text">
      <style:text-properties style:font-name="David CLM" officeooo:rsid="060c388b" style:font-name-complex="David CLM"/>
    </style:style>
    <style:style style:name="T12" style:family="text">
      <style:text-properties style:font-name="David CLM" officeooo:rsid="05735d0c" style:font-name-complex="David CLM"/>
    </style:style>
    <style:style style:name="T13" style:family="text">
      <style:text-properties style:font-name="David CLM" officeooo:rsid="063d492f" style:font-name-complex="David CLM"/>
    </style:style>
    <style:style style:name="T14" style:family="text">
      <style:text-properties style:font-name="David CLM" officeooo:rsid="064c747d" style:font-name-complex="David CLM"/>
    </style:style>
    <style:style style:name="T15" style:family="text">
      <style:text-properties style:font-name="David CLM" officeooo:rsid="06291857" style:font-name-complex="David CLM"/>
    </style:style>
    <style:style style:name="T16" style:family="text">
      <style:text-properties style:font-name="David CLM" officeooo:rsid="0654aeff" style:font-name-complex="David CLM"/>
    </style:style>
    <style:style style:name="T17" style:family="text">
      <style:text-properties style:font-name="David CLM" officeooo:rsid="0596ca4a" style:font-name-complex="David CLM"/>
    </style:style>
    <style:style style:name="T18" style:family="text">
      <style:text-properties style:font-name="David CLM" officeooo:rsid="05d818a9" style:font-name-complex="David CLM"/>
    </style:style>
    <style:style style:name="T19" style:family="text">
      <style:text-properties style:font-name="David CLM" officeooo:rsid="0654ec9a" style:font-name-complex="David CLM"/>
    </style:style>
    <style:style style:name="T20" style:family="text">
      <style:text-properties style:font-name="David CLM" officeooo:rsid="06555c17" style:font-name-complex="David CLM"/>
    </style:style>
    <style:style style:name="T21" style:family="text">
      <style:text-properties style:font-name="David CLM" officeooo:rsid="06102054" style:font-name-complex="David CLM"/>
    </style:style>
    <style:style style:name="T22" style:family="text">
      <style:text-properties style:font-name="David CLM" officeooo:rsid="06102deb" style:font-name-complex="David CLM"/>
    </style:style>
    <style:style style:name="T23" style:family="text">
      <style:text-properties style:font-name="David CLM" officeooo:rsid="06359423" style:font-name-complex="David CLM"/>
    </style:style>
    <style:style style:name="T24" style:family="text">
      <style:text-properties style:font-name="David CLM" fo:language="en" fo:country="US" officeooo:rsid="063b92cc" style:font-name-complex="David CLM"/>
    </style:style>
    <style:style style:name="T25" style:family="text">
      <style:text-properties style:font-name="David CLM" fo:language="en" fo:country="US" officeooo:rsid="064c747d" style:font-name-complex="David CLM"/>
    </style:style>
    <style:style style:name="T26" style:family="text">
      <style:text-properties style:font-name="David CLM" fo:language="en" fo:country="US" officeooo:rsid="064d7d1f" style:font-name-complex="David CLM"/>
    </style:style>
    <style:style style:name="T27" style:family="text">
      <style:text-properties style:font-name="David CLM" fo:language="en" fo:country="US" officeooo:rsid="064d7d1f" style:font-size-asian="10.5pt" style:font-name-complex="David CLM" style:font-weight-complex="normal"/>
    </style:style>
    <style:style style:name="T28" style:family="text">
      <style:text-properties style:font-name="David CLM" fo:language="en" fo:country="US" fo:font-style="normal" fo:font-weight="normal" officeooo:rsid="0682a5b9" style:font-style-asian="normal" style:font-weight-asian="normal" style:font-name-complex="David CLM" style:font-style-complex="normal" style:font-weight-complex="normal"/>
    </style:style>
    <style:style style:name="T29" style:family="text">
      <style:text-properties style:font-name="David CLM" fo:language="en" fo:country="US" fo:font-style="normal" fo:font-weight="normal" officeooo:rsid="068351f0" style:font-style-asian="normal" style:font-weight-asian="normal" style:font-name-complex="David CLM" style:font-style-complex="normal" style:font-weight-complex="normal"/>
    </style:style>
    <style:style style:name="T30" style:family="text">
      <style:text-properties style:font-name="David CLM" fo:language="en" fo:country="US" fo:font-style="italic" fo:font-weight="normal" officeooo:rsid="068351f0" style:font-style-asian="italic" style:font-weight-asian="normal" style:font-name-complex="David CLM" style:font-style-complex="italic" style:font-weight-complex="normal"/>
    </style:style>
    <style:style style:name="T31" style:family="text">
      <style:text-properties style:font-name="David CLM" fo:language="en" fo:country="US" fo:font-weight="normal" officeooo:rsid="0681fa50" style:font-weight-asian="normal" style:font-name-complex="David CLM" style:font-weight-complex="normal"/>
    </style:style>
    <style:style style:name="T32" style:family="text">
      <style:text-properties style:font-name="David CLM" fo:language="en" fo:country="US" fo:font-weight="normal" officeooo:rsid="0682a5b9" style:font-weight-asian="normal" style:font-name-complex="David CLM" style:font-weight-complex="normal"/>
    </style:style>
    <style:style style:name="T33" style:family="text">
      <style:text-properties style:font-name="David CLM" officeooo:rsid="0654aeff" style:font-size-asian="10.5pt" style:font-name-complex="David CLM" style:font-weight-complex="normal"/>
    </style:style>
    <style:style style:name="T34" style:family="text">
      <style:text-properties style:font-name="David CLM" officeooo:rsid="06555c17" style:font-size-asian="10.5pt" style:font-name-complex="David CLM" style:font-weight-complex="normal"/>
    </style:style>
    <style:style style:name="T35" style:family="text">
      <style:text-properties style:font-name="David CLM" officeooo:rsid="06419e79" style:font-size-asian="10.5pt" style:font-name-complex="David CLM" style:font-weight-complex="normal"/>
    </style:style>
    <style:style style:name="T36" style:family="text">
      <style:text-properties style:font-name="David CLM" fo:font-weight="normal" officeooo:rsid="05735d0c" style:font-weight-asian="normal" style:font-name-complex="David CLM" style:font-weight-complex="normal"/>
    </style:style>
    <style:style style:name="T37" style:family="text">
      <style:text-properties style:font-name="David CLM" fo:font-weight="normal" officeooo:rsid="06291857" style:font-weight-asian="normal" style:font-name-complex="David CLM" style:font-weight-complex="normal"/>
    </style:style>
    <style:style style:name="T38" style:family="text">
      <style:text-properties style:font-name="David CLM" fo:font-weight="normal" officeooo:rsid="0682a5b9" style:font-weight-asian="normal" style:font-name-complex="David CLM" style:font-weight-complex="normal"/>
    </style:style>
    <style:style style:name="T39" style:family="text">
      <style:text-properties style:font-name="David CLM" fo:font-weight="normal" officeooo:rsid="0681fa50" style:font-weight-asian="normal" style:font-name-complex="David CLM" style:font-weight-complex="normal"/>
    </style:style>
    <style:style style:name="T40" style:family="text">
      <style:text-properties style:font-name="David CLM" fo:font-weight="normal" officeooo:rsid="068351f0" style:font-weight-asian="normal" style:font-name-complex="David CLM" style:font-weight-complex="normal"/>
    </style:style>
    <style:style style:name="T41" style:family="text">
      <style:text-properties style:font-name="David CLM" fo:font-weight="normal" officeooo:rsid="0654aeff" style:font-weight-asian="normal" style:font-name-complex="David CLM" style:font-weight-complex="normal"/>
    </style:style>
    <style:style style:name="T42" style:family="text">
      <style:text-properties style:font-name="David CLM" fo:font-weight="normal" officeooo:rsid="0621f8fb" style:font-weight-asian="normal" style:font-name-complex="David CLM" style:font-weight-complex="normal"/>
    </style:style>
    <style:style style:name="T43" style:family="text">
      <style:text-properties style:font-name="David CLM" fo:font-weight="normal" officeooo:rsid="067e8bae" style:font-size-asian="10.5pt" style:font-weight-asian="normal" style:font-name-complex="David CLM" style:font-weight-complex="normal"/>
    </style:style>
    <style:style style:name="T44" style:family="text">
      <style:text-properties style:font-name="David CLM" fo:font-style="italic" fo:font-weight="normal" officeooo:rsid="0681fa50" style:font-style-asian="italic" style:font-weight-asian="normal" style:font-name-complex="David CLM" style:font-style-complex="italic" style:font-weight-complex="normal"/>
    </style:style>
    <style:style style:name="T45" style:family="text">
      <style:text-properties style:font-name="David CLM" fo:font-style="italic" fo:font-weight="normal" officeooo:rsid="0682a5b9" style:font-style-asian="italic" style:font-weight-asian="normal" style:font-name-complex="David CLM" style:font-style-complex="italic" style:font-weight-complex="normal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style:font-style-asian="italic"/>
    </style:style>
    <style:style style:name="T48" style:family="text">
      <style:text-properties fo:font-style="italic" officeooo:rsid="065c8c6c" style:font-style-asian="italic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618e705" style:font-weight-asian="normal" style:font-weight-complex="normal"/>
    </style:style>
    <style:style style:name="T51" style:family="text">
      <style:text-properties fo:font-weight="normal" officeooo:rsid="061aaed5" style:font-weight-asian="normal" style:font-weight-complex="normal"/>
    </style:style>
    <style:style style:name="T52" style:family="text">
      <style:text-properties fo:font-weight="normal" officeooo:rsid="061c5daf" style:font-weight-asian="normal" style:font-weight-complex="normal"/>
    </style:style>
    <style:style style:name="T53" style:family="text">
      <style:text-properties fo:font-weight="normal" officeooo:rsid="061d9db1" style:font-weight-asian="normal" style:font-weight-complex="normal"/>
    </style:style>
    <style:style style:name="T54" style:family="text">
      <style:text-properties fo:font-weight="normal" officeooo:rsid="061f432c" style:font-weight-asian="normal" style:font-weight-complex="normal"/>
    </style:style>
    <style:style style:name="T55" style:family="text">
      <style:text-properties fo:font-weight="normal" officeooo:rsid="06381210" style:font-weight-asian="normal" style:font-weight-complex="normal"/>
    </style:style>
    <style:style style:name="T56" style:family="text">
      <style:text-properties fo:font-weight="normal" officeooo:rsid="0611694f" style:font-weight-asian="normal" style:font-weight-complex="normal"/>
    </style:style>
    <style:style style:name="T57" style:family="text">
      <style:text-properties fo:font-weight="normal" officeooo:rsid="06178d0b" style:font-weight-asian="normal" style:font-weight-complex="normal"/>
    </style:style>
    <style:style style:name="T58" style:family="text">
      <style:text-properties fo:font-weight="normal" officeooo:rsid="0618f104" style:font-weight-asian="normal" style:font-weight-complex="normal"/>
    </style:style>
    <style:style style:name="T5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officeooo:rsid="06291857"/>
    </style:style>
    <style:style style:name="T61" style:family="text">
      <style:text-properties officeooo:rsid="06298aed"/>
    </style:style>
    <style:style style:name="T62" style:family="text">
      <style:text-properties officeooo:rsid="0636ac3f"/>
    </style:style>
    <style:style style:name="T63" style:family="text">
      <style:text-properties fo:language="en" fo:country="US" officeooo:rsid="063b92cc"/>
    </style:style>
    <style:style style:name="T64" style:family="text">
      <style:text-properties fo:language="en" fo:country="US" officeooo:rsid="06392272"/>
    </style:style>
    <style:style style:name="T65" style:family="text">
      <style:text-properties fo:language="en" fo:country="US" officeooo:rsid="063a152b"/>
    </style:style>
    <style:style style:name="T66" style:family="text">
      <style:text-properties fo:language="en" fo:country="US" officeooo:rsid="064c747d"/>
    </style:style>
    <style:style style:name="T67" style:family="text">
      <style:text-properties style:font-name="Monospace" officeooo:rsid="063e919f" style:font-size-asian="10.5pt" style:font-name-complex="David CLM2" style:font-weight-complex="normal"/>
    </style:style>
    <style:style style:name="T68" style:family="text">
      <style:text-properties style:font-name="Monospace" fo:font-weight="normal" officeooo:rsid="064a3942" style:font-size-asian="10.5pt" style:font-weight-asian="normal" style:font-name-complex="David CLM2" style:font-weight-complex="normal"/>
    </style:style>
    <style:style style:name="T69" style:family="text">
      <style:text-properties style:font-name="Monospace" fo:font-weight="normal" officeooo:rsid="0681fa50" style:font-size-asian="10.5pt" style:font-weight-asian="normal" style:font-name-complex="David CLM2" style:font-weight-complex="normal"/>
    </style:style>
    <style:style style:name="T70" style:family="text">
      <style:text-properties style:font-name="Monospace" fo:font-weight="bold" officeooo:rsid="068351f0" style:font-size-asian="10.5pt" style:font-weight-asian="bold" style:font-name-complex="David CLM2" style:font-weight-complex="bold"/>
    </style:style>
    <style:style style:name="T71" style:family="text">
      <style:text-properties style:font-name="Monospace" fo:language="en" fo:country="US" fo:font-weight="normal" officeooo:rsid="06802a14" style:font-size-asian="10.5pt" style:font-weight-asian="normal" style:font-name-complex="David CLM2" style:font-weight-complex="normal"/>
    </style:style>
    <style:style style:name="T72" style:family="text">
      <style:text-properties fo:color="#000000" loext:opacity="100%" style:font-name="David CLM" fo:font-size="12pt" fo:language="en" fo:country="US" fo:font-style="normal" fo:font-weight="normal" officeooo:rsid="0654aef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3" style:family="text">
      <style:text-properties fo:color="#000000" loext:opacity="100%" style:font-name="David CLM" fo:font-size="12pt" fo:language="en" fo:country="US" fo:font-style="normal" fo:font-weight="normal" officeooo:rsid="067ed47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4" style:family="text">
      <style:text-properties fo:color="#000000" loext:opacity="100%" style:font-name="David CLM" fo:font-size="12pt" fo:language="en" fo:country="US" fo:font-style="normal" fo:font-weight="normal" officeooo:rsid="067cf79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5" style:family="text">
      <style:text-properties fo:color="#000000" loext:opacity="100%" style:text-outline="false" style:text-line-through-style="none" style:text-line-through-type="none" style:font-name="Nachlieli CLM" fo:font-size="18pt" fo:font-style="italic" fo:text-shadow="none" style:text-underline-style="none" fo:font-weight="normal" officeooo:rsid="065c8c6c" style:letter-kerning="true" style:font-name-asian="DejaVu Sans" style:font-size-asian="18pt" style:font-style-asian="italic" style:font-weight-asian="normal" style:font-size-complex="12pt" style:text-emphasize="none"/>
    </style:style>
    <style:style style:name="T76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size-complex="12pt" style:text-emphasize="none"/>
    </style:style>
    <style:style style:name="T77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name-complex="David CLM" style:font-size-complex="12pt" style:text-emphasize="none"/>
    </style:style>
    <style:style style:name="T78" style:family="text">
      <style:text-properties fo:color="#000000" loext:opacity="100%" style:font-name="Monospace" fo:font-size="12pt" fo:language="en" fo:country="US" fo:font-style="normal" fo:font-weight="normal" officeooo:rsid="06f16bd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79" style:family="text">
      <style:text-properties fo:color="#000000" loext:opacity="100%" style:font-name="Monospace" fo:font-size="12pt" fo:font-style="normal" fo:font-weight="normal" officeooo:rsid="06ef4f1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0" style:family="text">
      <style:text-properties fo:color="#000000" loext:opacity="100%" style:font-name="Monospace" fo:font-size="12pt" fo:font-style="normal" fo:font-weight="normal" officeooo:rsid="0651a71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1" style:family="text">
      <style:text-properties officeooo:rsid="0611766a"/>
    </style:style>
    <style:style style:name="T82" style:family="text">
      <style:text-properties officeooo:rsid="06234450"/>
    </style:style>
    <style:style style:name="T83" style:family="text">
      <style:text-properties officeooo:rsid="05f95ff9"/>
    </style:style>
    <style:style style:name="T84" style:family="text">
      <style:text-properties officeooo:rsid="05ef6ec2"/>
    </style:style>
    <style:style style:name="T85" style:family="text">
      <style:text-properties officeooo:rsid="060673e6"/>
    </style:style>
    <style:style style:name="T86" style:family="text">
      <style:text-properties officeooo:rsid="0607d5a3"/>
    </style:style>
    <style:style style:name="T87" style:family="text">
      <style:text-properties officeooo:rsid="0608f640"/>
    </style:style>
    <style:style style:name="T88" style:family="text">
      <style:text-properties officeooo:rsid="0609ae33"/>
    </style:style>
    <style:style style:name="T89" style:family="text">
      <style:text-properties officeooo:rsid="05fb4f01"/>
    </style:style>
    <style:style style:name="T90" style:family="text">
      <style:text-properties officeooo:rsid="0609d77c"/>
    </style:style>
    <style:style style:name="T91" style:family="text">
      <style:text-properties officeooo:rsid="064b3d26"/>
    </style:style>
    <style:style style:name="T92" style:family="text">
      <style:text-properties officeooo:rsid="05db2356"/>
    </style:style>
    <style:style style:name="T93" style:family="text">
      <style:text-properties officeooo:rsid="065b8437"/>
    </style:style>
    <style:style style:name="T94" style:family="text">
      <style:text-properties officeooo:rsid="065c8c6c"/>
    </style:style>
    <style:style style:name="T95" style:family="text">
      <style:text-properties officeooo:rsid="0672f834"/>
    </style:style>
    <style:style style:name="T96" style:family="text">
      <style:text-properties style:font-name-complex="David CLM"/>
    </style:style>
    <style:style style:name="T97" style:family="text">
      <style:text-properties officeooo:rsid="065c8c6c" style:font-name-complex="David CLM"/>
    </style:style>
    <style:style style:name="T98" style:family="text">
      <style:text-properties officeooo:rsid="0672f834" style:font-name-complex="David CLM"/>
    </style:style>
    <style:style style:name="T99" style:family="text">
      <style:text-properties officeooo:rsid="06f16bdf"/>
    </style:style>
    <style:style style:name="T100" style:family="text">
      <style:text-properties officeooo:rsid="05735d0c"/>
    </style:style>
    <style:style style:name="T101" style:family="text">
      <style:text-properties officeooo:rsid="0608ccd7"/>
    </style:style>
    <style:style style:name="T102" style:family="text">
      <style:text-properties officeooo:rsid="06d145bd"/>
    </style:style>
    <style:style style:name="T103" style:family="text">
      <style:text-properties officeooo:rsid="06ef9441"/>
    </style:style>
    <style:style style:name="T104" style:family="text">
      <style:text-properties fo:font-size="12pt" style:font-size-asian="12pt" style:font-size-complex="12pt"/>
    </style:style>
    <style:style style:name="T105" style:family="text">
      <style:text-properties fo:font-size="12pt" officeooo:rsid="06ef9441" style:font-size-asian="12pt" style:font-size-complex="12pt"/>
    </style:style>
    <style:style style:name="T106" style:family="text">
      <style:text-properties officeooo:rsid="06efa16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מטלה - חלוקה <text:span text:style-name="T61">הוגנת ו</text:span>יעילה</text:h>
      <text:p text:style-name="P5">יש לענות על שאלה אחת לבחירתכם. <text:span text:style-name="T62">שאלות המסומנות בכוכבית (*) מזכות בניקוד כפול.</text:span></text:p>
      <text:p text:style-name="P5"/>
      <text:p text:style-name="P8"/>
      <text:p text:style-name="P15"><text:span text:style-name="T36">* שאלה </text:span><text:span text:style-name="T73">2</text:span><text:span text:style-name="T37">: שיווי-משקל תחרותי</text:span></text:p>
      <text:p text:style-name="P13"/>
      <text:p text:style-name="P17"><text:span text:style-name="T38">אחת הדרכים המקובלות לחלק משאבים היא בעזרת מנגנון </text:span><text:span text:style-name="T28">השוק החופשי. </text:span><text:span text:style-name="T29">יש </text:span><text:span text:style-name="T30">מחיר </text:span><text:span text:style-name="T29">לכל מוצר; </text:span><text:span text:style-name="T39">לכל קונה יש </text:span><text:span text:style-name="T44">ביקוש </text:span><text:span text:style-name="T39">–</text:span><text:span text:style-name="T31"> </text:span><text:span text:style-name="T32">שהוא סל</text:span><text:span text:style-name="T31"> </text:span><text:span text:style-name="T39">המוצרים שהוא רוצה לקנות במחיר הנוכחי; אם </text:span><text:span text:style-name="T38">סכום הביקושים </text:span><text:span text:style-name="T69">ל</text:span><text:span text:style-name="T39">מוצר מסויים גדול מההיצע – אז המחיר של המוצר גדל; אם </text:span><text:span text:style-name="T38">סכום הביקושים </text:span><text:span text:style-name="T39">קטן מההיצע – אז המחיר קטן. </text:span><text:span text:style-name="T38">כך משתנים המחירים עד שמגיעים ל</text:span><text:span text:style-name="T45">שיווי-משקל</text:span><text:span text:style-name="T38">. <text:s/></text:span><text:span text:style-name="T40">פורמלית, </text:span><text:span text:style-name="T57">הקצאת-משאבים נתונה נקראת </text:span><text:span text:style-name="T10">שיווי משקל תחרותי </text:span><text:span text:style-name="T9">שווה-</text:span><text:span text:style-name="T70">תקציב</text:span><text:span text:style-name="T9"> </text:span><text:span text:style-name="T57">(competitive equilibrium </text:span><text:span text:style-name="T52">with</text:span><text:span text:style-name="T57"> equal </text:span><text:span text:style-name="T71">income, בקיצור CEEI</text:span><text:span text:style-name="T51">)</text:span><text:span text:style-name="T57"> אם קיים וקטור-מחיר p (מחיר לכל משאב), כך שלכל משתתף i מתקיימים התנאים הבאים:</text:span></text:p>
      <text:p text:style-name="P18"/>
      <text:list xml:id="list3916460498" text:style-name="L1">
        <text:list-item>
          <text:p text:style-name="P66">המחיר הכולל של הסל שקיבל משתתף i הוא לכל היותר 1;</text:p>
        </text:list-item>
        <text:list-item>
          <text:p text:style-name="P66">כל משתתף מעדיף את הסל שקיבל על-פני כל שאר הסלים שהמחיר שלהם הוא לכל היותר 1.</text:p>
        </text:list-item>
      </text:list>
      <text:p text:style-name="P6">בסמלים:</text:p>
      <text:p text:style-name="P35"><text:span text:style-name="T46">p</text:span><text:span text:style-name="T49">(</text:span><text:span text:style-name="T46">X</text:span><text:span text:style-name="T59">i</text:span><text:span text:style-name="T49">) ≤ 1</text:span></text:p>
      <text:p text:style-name="P35"><text:span text:style-name="T49">For </text:span><text:span text:style-name="T50">every </text:span><text:span text:style-name="T49">Y: <text:s/>if </text:span><text:span text:style-name="T46">p</text:span><text:span text:style-name="T49">(Y) ≤ 1 then </text:span><text:span text:style-name="T46">V</text:span><text:span text:style-name="T59">i</text:span><text:span text:style-name="T49">(</text:span><text:span text:style-name="T46">X</text:span><text:span text:style-name="T59">i</text:span><text:span text:style-name="T49">) ≥ V</text:span><text:span text:style-name="T59">i</text:span><text:span text:style-name="T49">(Y)</text:span></text:p>
      <text:p text:style-name="P26"><text:span text:style-name="T58">א. תנו דוגמה להקצאה שהיא </text:span><text:span text:style-name="T52">ש</text:span><text:span text:style-name="T55">יווי-משקל </text:span><text:span text:style-name="T52">תחרותי שווה-תקציב</text:span><text:span text:style-name="T51"> </text:span><text:span text:style-name="T53">בבעיה כלשהי של חלוקת משאבים</text:span><text:span text:style-name="T58">, למשל הדוגמה במצגת: </text:span></text:p>
      <text:p text:style-name="P37"><text:span text:style-name="T56">[[8</text:span><text:span text:style-name="T68">0</text:span><text:span text:style-name="T56">, 19, </text:span><text:span text:style-name="T68">1</text:span><text:span text:style-name="T56">],<text:line-break/> [</text:span><text:span text:style-name="T68">79</text:span><text:span text:style-name="T56">, </text:span><text:span text:style-name="T68">1</text:span><text:span text:style-name="T56">, 20]]</text:span></text:p>
      <text:p text:style-name="P23"><text:span text:style-name="T49">תארו את ההקצאה ואת וקטור המחיר p, והסבירו מדוע זה </text:span><text:span text:style-name="T54">אכן </text:span><text:span text:style-name="T52">ש"מ תחרותי שווה-תקציב</text:span><text:span text:style-name="T49">.</text:span></text:p>
      <text:p text:style-name="P21">ב. הוכיחו שכל ש"מ תחרותי שווה-תקציב הוא ללא קנאה.</text:p>
      <text:p text:style-name="P26"><text:span text:style-name="T41">ג. הוכיחו </text:span><text:span text:style-name="T42">שכל ש"מ תחרותי שווה-תקציב הוא יעיל פארטו חלש (ראו הגדרה בשאלה </text:span><text:span text:style-name="T43">1</text:span><text:span text:style-name="T42">).</text:span></text:p>
      <text:p text:style-name="P45"/>
      <text:p text:style-name="P42"><text:span text:style-name="T12">שאלה </text:span><text:span text:style-name="T72">1</text:span><text:span text:style-name="T15">: בדיקת יעילות פארטו </text:span><text:span text:style-name="T16">בפייתון</text:span></text:p>
      <text:p text:style-name="P4">ישנם כמה שחקנים הצריכים לבחור באפשרות אחת מתוך כמה אפשרויות. כל שחקן מייחס ערך מסויים לכל אחת מהאפשרויות, לפי המחלקה הבאה:</text:p>
      <text:p text:style-name="P36">class Agent:</text:p>
      <text:p text:style-name="P36"><text:tab/>value(option:<text:span text:style-name="T85">int</text:span>)-<text:span text:style-name="T85">&gt;float:</text:span> <text:s/></text:p>
      <text:p text:style-name="P36"><text:tab/><text:tab/><text:span text:style-name="T86">"""</text:span></text:p>
      <text:p text:style-name="P36"><text:soft-page-break/><text:s text:c="11"/>INPUT: <text:s text:c="2"/>the index of an option.</text:p>
      <text:p text:style-name="P36"><text:s text:c="11"/>OUTPUT: <text:s/>the value of the option to the agent.</text:p>
      <text:p text:style-name="P36"><text:tab/><text:tab/><text:span text:style-name="T86">"""</text:span></text:p>
      <text:p text:style-name="P36"/>
      <text:p text:style-name="P25"><text:span text:style-name="T17">א. כיתבו </text:span><text:span text:style-name="T33">פונקציה,</text:span><text:span text:style-name="T18"> המקבל</text:span><text:span text:style-name="T16">ת</text:span><text:span text:style-name="T18"> מערך של שחקנים ושתי אפשרויות (כל אפשרות מיוצגת ע"י מספר שלם), ובודק</text:span><text:span text:style-name="T19">ת</text:span><text:span text:style-name="T18"> האם אפשרות 1 היא שיפור פארטו של אפשרות 2. </text:span><text:span text:style-name="T20">כותרת הפונקציה:</text:span></text:p>
      <text:p text:style-name="P36"><text:span text:style-name="T87">def</text:span> isParetoImprovement(agents:<text:span text:style-name="T87">List[Agent]</text:span>, option1:<text:span text:style-name="T87">int</text:span>, option2:<text:span text:style-name="T87">int</text:span>)-<text:span text:style-name="T87">&gt;bool:</text:span></text:p>
      <text:p text:style-name="P25"><text:span text:style-name="T18">ב</text:span><text:span text:style-name="T17">. כיתבו </text:span><text:span text:style-name="T33">פונקציה,</text:span><text:span text:style-name="T18"> המקבל מערך של שחקנים, </text:span><text:span text:style-name="T34">מספר אפשרות</text:span><text:span text:style-name="T18">, ומערך של כל האפשרויות, ובודק</text:span><text:span text:style-name="T20">ת</text:span><text:span text:style-name="T18"> האם האפשרות הנתונה יעילה פארטו:</text:span></text:p>
      <text:p text:style-name="P36"><text:span text:style-name="T88">def </text:span>isParetoOptimal(agents:<text:span text:style-name="T88">List[Agent]</text:span>, option:<text:span text:style-name="T88">int</text:span>, <text:span text:style-name="T89"><text:s/>allOptions:List[int]</text:span>)-<text:span text:style-name="T90">&gt;bool:</text:span></text:p>
      <text:p text:style-name="P25"><text:span text:style-name="T21">בדקו את </text:span><text:span text:style-name="T22">פתרונכם</text:span><text:span text:style-name="T21"> על הדוגמה </text:span><text:span text:style-name="T35">מההרצאה</text:span><text:span text:style-name="T21"> </text:span><text:span text:style-name="T22">(</text:span><text:span text:style-name="T21">כל מספר מייצג את התועלת של השחקן שבשורה למצב שבטור</text:span><text:span text:style-name="T22">)</text:span><text:span text:style-name="T21">:</text:span></text:p>
      <table:table table:name="Table2" table:style-name="Table2">
        <table:table-column table:style-name="Table2.A" table:number-columns-repeated="5"/>
        <table:table-column table:style-name="Table2.F"/>
        <table:table-row table:style-name="TableLine2406349715472">
          <table:table-cell table:style-name="Table2.A1" office:value-type="string">
            <text:p text:style-name="P29"><text:span text:style-name="T23">אפשרות</text:span>:</text:p>
          </table:table-cell>
          <table:table-cell table:style-name="Table2.A1" office:value-type="string">
            <text:p text:style-name="P29">א</text:p>
          </table:table-cell>
          <table:table-cell table:style-name="Table2.A1" office:value-type="string">
            <text:p text:style-name="P29">ב</text:p>
          </table:table-cell>
          <table:table-cell table:style-name="Table2.A1" office:value-type="string">
            <text:p text:style-name="P29">ג</text:p>
          </table:table-cell>
          <table:table-cell table:style-name="Table2.A1" office:value-type="string">
            <text:p text:style-name="P29">ד</text:p>
          </table:table-cell>
          <table:table-cell table:style-name="Table2.F1" office:value-type="string">
            <text:p text:style-name="P29">ה</text:p>
          </table:table-cell>
        </table:table-row>
        <table:table-row table:style-name="TableLine2406349717376">
          <table:table-cell table:style-name="Table2.A2" office:value-type="string">
            <text:p text:style-name="P30">עמי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1">4</text:p>
          </table:table-cell>
          <table:table-cell table:style-name="Table2.F2" office:value-type="string">
            <text:p text:style-name="P31">5</text:p>
          </table:table-cell>
        </table:table-row>
        <table:table-row table:style-name="TableLine2406349717920">
          <table:table-cell table:style-name="Table2.A2" office:value-type="string">
            <text:p text:style-name="P30">תמי: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1">5</text:p>
          </table:table-cell>
          <table:table-cell table:style-name="Table2.F2" office:value-type="string">
            <text:p text:style-name="P31">4</text:p>
          </table:table-cell>
        </table:table-row>
        <table:table-row table:style-name="TableLine2406349720096">
          <table:table-cell table:style-name="Table2.A2" office:value-type="string">
            <text:p text:style-name="P30">רמי: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1">5</text:p>
          </table:table-cell>
          <table:table-cell table:style-name="Table2.A2" office:value-type="string">
            <text:p text:style-name="P31">5</text:p>
          </table:table-cell>
          <table:table-cell table:style-name="Table2.A2" office:value-type="string">
            <text:p text:style-name="P31">1</text:p>
          </table:table-cell>
          <table:table-cell table:style-name="Table2.F2" office:value-type="string">
            <text:p text:style-name="P31">1</text:p>
          </table:table-cell>
        </table:table-row>
      </table:table>
      <text:p text:style-name="P22"/>
      <text:p text:style-name="P28"/>
      <text:p text:style-name="P52"/>
      <text:p text:style-name="P53"/>
      <text:p text:style-name="P46">שאלה <text:span text:style-name="T92">1: חלוקה הוגנת ויעילה עם פייתון</text:span></text:p>
      <text:p text:style-name="P7"><text:span text:style-name="T8">תזכורת</text:span>: בבעיית החלוקה שלמדנו בכיתה, יש n אנשים ו-m משאבים, וכל אדם מייחס ערך לכל משאב.</text:p>
      <text:p text:style-name="P7">ניתן לייצג כל בעיה כזאת כמטריצה עם n שורות ו-m עמודות, שבה הערך בשורה i ועמודה j הוא הערך שמייחס אדם i למשאב j.</text:p>
      <text:p text:style-name="P7">כיתבו פונקציה בפייתון, בעזרת cvxpy, המקבלת כקלט מטריצה <text:span text:style-name="T64">כזאת (כללית</text:span><text:span text:style-name="T65">)</text:span>, וכותבת למסך תיאור של חלוקה יעילה פארטו וללא קנאה. לדוגמה, אם הקלט <text:span text:style-name="T81">הוא (כמו הדוגמה במצגת):</text:span></text:p>
      <text:p text:style-name="P39">[[81, 19, 0],<text:line-break/> [80, 0, 20]]</text:p>
      <text:p text:style-name="P27">אז הפלט הוא (בקירוב):</text:p>
      <text:p text:style-name="P39"><text:soft-page-break/>Agent #1 gets 0.5077 of resource #1, 1.0 of resource #2, and 0.0 <text:span text:style-name="T82">of</text:span> resource #3.</text:p>
      <text:p text:style-name="P39">Agent #2 gets 0.4923 of resource #1, 0.0 of resource #2, and 1.0 of resource #3.</text:p>
      <text:p text:style-name="P43"/>
      <text:p text:style-name="P44"/>
      <text:p text:style-name="P41"><text:span text:style-name="T12">שאלה </text:span><text:span text:style-name="T24">2</text:span><text:span text:style-name="T11">: </text:span><text:span text:style-name="T13">קריטריון לקסימין</text:span></text:p>
      <text:p text:style-name="P3"><text:span text:style-name="T66">א. </text:span>כתבו קוד בשפת פייתון, המקבל שני וקטורים באותו אורך, ומשווה ביניהם לפי קריטריון לקסימין. כותרת הפונקציה:</text:p>
      <text:p text:style-name="P40">def is_leximin_better (x: list, y:list)→bool</text:p>
      <text:p text:style-name="P40"><text:tab/> # return <text:span text:style-name="T49">true</text:span> iff x is leximin-better than y.</text:p>
      <text:p text:style-name="P38"/>
      <text:p text:style-name="P24"><text:span text:style-name="T14">ב. כתבו בדיקות-יחידה לפונקציה בעזרת </text:span><text:span text:style-name="T25">doctest. </text:span><text:span text:style-name="T26">הדגמה של כתיבת </text:span><text:span text:style-name="T27">בדיקות doctest בפייתון ניתן למצוא כאן: </text:span><text:a xlink:type="simple" xlink:href="https://github.com/erelsgl/fairpy/blob/master/cake/cut_and_choose.py" text:style-name="Internet_20_link" text:visited-style-name="Visited_20_Internet_20_Link">https://github.com/erelsgl/fairpy/blob/master/cake/cut_and_choose.py</text:a><text:span text:style-name="T27"> </text:span></text:p>
      <text:p text:style-name="P16"><text:span text:style-name="T12">שאלה </text:span><text:span text:style-name="T74">1</text:span><text:span text:style-name="T15">: יעילות-פארטו חלשה וחזקה</text:span></text:p>
      <text:p text:style-name="P19"/>
      <text:p text:style-name="P20"><text:span text:style-name="T8">הגדרות</text:span>: </text:p>
      <text:list xml:id="list613177047" text:style-name="L2">
        <text:list-item>
          <text:p text:style-name="P47"><text:span text:style-name="T2">מצב </text:span><text:span text:style-name="T1">א נקרא </text:span><text:span text:style-name="T4">שיפור פארטו</text:span><text:span text:style-name="T5"> חזק </text:span><text:span text:style-name="T1">של </text:span><text:span text:style-name="T2">מצב </text:span><text:span text:style-name="T1">ב, אם </text:span><text:span text:style-name="T2">מצב </text:span><text:span text:style-name="T3">א </text:span><text:span text:style-name="T1">טוב יותר </text:span><text:span text:style-name="T6">לכל </text:span><text:span text:style-name="T1">המשתתפים.</text:span></text:p>
        </text:list-item>
        <text:list-item>
          <text:p text:style-name="P48"><text:span text:style-name="T2">מצב </text:span><text:span text:style-name="T1">נקרא </text:span><text:span text:style-name="T4">יעיל פארטו חלש</text:span><text:span text:style-name="T7"> </text:span><text:span text:style-name="T1">אם לא קיי</text:span><text:span text:style-name="T2">ם</text:span><text:span text:style-name="T1"> </text:span><text:span text:style-name="T2">מצב אחר שהוא </text:span><text:span text:style-name="T1">שיפור-פארטו-חזק של</text:span><text:span text:style-name="T2">ו</text:span><text:span text:style-name="T1">.</text:span></text:p>
          <text:p text:style-name="P49"/>
        </text:list-item>
      </text:list>
      <text:p text:style-name="P10">א. תנו דוגמה לחלוק<text:span text:style-name="T83">ה</text:span> שהיא יעילה-פארטו-חלש אבל לא יעילה-פארטו.</text:p>
      <text:p text:style-name="P11">ב. הוכיחו, שכל חלוקה אגליטרית היא יעילה-פארטו-חלש.</text:p>
      <text:p text:style-name="P12"><text:span text:style-name="T67">ג</text:span><text:span text:style-name="T84">. הוכיחו, שאם </text:span><text:span text:style-name="T91">כל השחקנים מייחסים ערך חיובי ממש לכל משאב, </text:span><text:span text:style-name="T84">אז כל חלוקה יעילה-פארטו-חלש היא גם יעילה-פארטו.</text:span></text:p>
      <text:p text:style-name="P9">ד. הוכיחו, שאם לכל השחקנים יש הערכות זהות, אז <text:span text:style-name="T84">כל חלוקה יעילה-פארטו-חלש היא גם יעילה-פארטו.</text:span></text:p>
      <text:p text:style-name="P14">שאלה <text:span text:style-name="T63">3</text:span><text:span text:style-name="T60">: </text:span><text:span text:style-name="T93">חלוקה אגליטרית וקנאה</text:span></text:p>
      <text:p text:style-name="P32"><text:span text:style-name="T47">נניח שיש </text:span><text:span text:style-name="T48">שלושה משאבים ו</text:span><text:span text:style-name="T47">חמישה שחקנים </text:span><text:span text:style-name="T75">עם הערכים הבאים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list xml:id="list2597852265" text:style-name="WWNum2">
              <text:list-item>
                <text:p text:style-name="P63"/>
              </text:list-item>
            </text:list>
          </table:table-cell>
          <table:table-cell table:style-name="Table1.A1" office:value-type="string">
            <text:list xml:id="list155941310747142" text:continue-numbering="true" text:style-name="WWNum2">
              <text:list-item>
                <text:p text:style-name="P64">ברזל</text:p>
              </text:list-item>
            </text:list>
          </table:table-cell>
          <table:table-cell table:style-name="Table1.A1" office:value-type="string">
            <text:list xml:id="list155941504790255" text:continue-numbering="true" text:style-name="WWNum2">
              <text:list-item>
                <text:p text:style-name="P64">נפט</text:p>
              </text:list-item>
            </text:list>
          </table:table-cell>
          <table:table-cell table:style-name="Table1.D1" office:value-type="string">
            <text:list xml:id="list155940945705285" text:continue-numbering="true" text:style-name="WWNum2">
              <text:list-item>
                <text:p text:style-name="P64">עצים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155942203201842" text:continue-numbering="true" text:style-name="WWNum2">
              <text:list-item>
                <text:p text:style-name="P63"><text:span text:style-name="T94">שחקן </text:span>א:</text:p>
              </text:list-item>
            </text:list>
          </table:table-cell>
          <table:table-cell table:style-name="Table1.A2" office:value-type="string">
            <text:list xml:id="list155942773102051" text:continue-numbering="true" text:style-name="WWNum2">
              <text:list-item>
                <text:p text:style-name="P65">6</text:p>
              </text:list-item>
            </text:list>
          </table:table-cell>
          <table:table-cell table:style-name="Table1.A2" office:value-type="string">
            <text:list xml:id="list155941675234867" text:continue-numbering="true" text:style-name="WWNum2">
              <text:list-item>
                <text:p text:style-name="P65">9</text:p>
              </text:list-item>
            </text:list>
          </table:table-cell>
          <table:table-cell table:style-name="Table1.D2" office:value-type="string">
            <text:list xml:id="list155940935515962" text:continue-numbering="true" text:style-name="WWNum2">
              <text:list-item>
                <text:p text:style-name="P65">0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155941587097139" text:continue-numbering="true" text:style-name="WWNum2">
              <text:list-item>
                <text:p text:style-name="P63"><text:span text:style-name="T94">שחקן </text:span>ב:</text:p>
              </text:list-item>
            </text:list>
          </table:table-cell>
          <table:table-cell table:style-name="Table1.A2" office:value-type="string">
            <text:list xml:id="list155941200834458" text:continue-numbering="true" text:style-name="WWNum2">
              <text:list-item>
                <text:p text:style-name="P65">0</text:p>
              </text:list-item>
            </text:list>
          </table:table-cell>
          <table:table-cell table:style-name="Table1.A2" office:value-type="string">
            <text:list xml:id="list155940936196441" text:continue-numbering="true" text:style-name="WWNum2">
              <text:list-item>
                <text:p text:style-name="P65">5</text:p>
              </text:list-item>
            </text:list>
          </table:table-cell>
          <table:table-cell table:style-name="Table1.D2" office:value-type="string">
            <text:list xml:id="list155942845432022" text:continue-numbering="true" text:style-name="WWNum2">
              <text:list-item>
                <text:p text:style-name="P65">10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155941481254379" text:continue-numbering="true" text:style-name="WWNum2">
              <text:list-item>
                <text:p text:style-name="P63"><text:span text:style-name="T94">שחקן </text:span>ג:</text:p>
              </text:list-item>
            </text:list>
          </table:table-cell>
          <table:table-cell table:style-name="Table1.A2" office:value-type="string">
            <text:list xml:id="list155941432299542" text:continue-numbering="true" text:style-name="WWNum2">
              <text:list-item>
                <text:p text:style-name="P65">0</text:p>
              </text:list-item>
            </text:list>
          </table:table-cell>
          <table:table-cell table:style-name="Table1.A2" office:value-type="string">
            <text:list xml:id="list155942380317079" text:continue-numbering="true" text:style-name="WWNum2">
              <text:list-item>
                <text:p text:style-name="P65">0</text:p>
              </text:list-item>
            </text:list>
          </table:table-cell>
          <table:table-cell table:style-name="Table1.D2" office:value-type="string">
            <text:list xml:id="list155941628770101" text:continue-numbering="true" text:style-name="WWNum2">
              <text:list-item>
                <text:p text:style-name="P65">15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xml:id="list155942022616518" text:continue-numbering="true" text:style-name="WWNum2">
              <text:list-item>
                <text:p text:style-name="P63"><text:span text:style-name="T94">שחקן </text:span>ד:</text:p>
              </text:list-item>
            </text:list>
          </table:table-cell>
          <table:table-cell table:style-name="Table1.A2" office:value-type="string">
            <text:list xml:id="list155941249318768" text:continue-numbering="true" text:style-name="WWNum2">
              <text:list-item>
                <text:p text:style-name="P65">0</text:p>
              </text:list-item>
            </text:list>
          </table:table-cell>
          <table:table-cell table:style-name="Table1.A2" office:value-type="string">
            <text:list xml:id="list155941785006463" text:continue-numbering="true" text:style-name="WWNum2">
              <text:list-item>
                <text:p text:style-name="P65">0</text:p>
              </text:list-item>
            </text:list>
          </table:table-cell>
          <table:table-cell table:style-name="Table1.D2" office:value-type="string">
            <text:list xml:id="list155942156591424" text:continue-numbering="true" text:style-name="WWNum2">
              <text:list-item>
                <text:p text:style-name="P65">15</text:p>
              </text:list-item>
            </text:list>
          </table:table-cell>
        </table:table-row>
        <text:soft-page-break/>
        <table:table-row table:style-name="Table1.1">
          <table:table-cell table:style-name="Table1.A2" office:value-type="string">
            <text:list xml:id="list155942370714645" text:continue-numbering="true" text:style-name="WWNum2">
              <text:list-item>
                <text:p text:style-name="P63"><text:span text:style-name="T94">שחקן </text:span>ה:</text:p>
              </text:list-item>
            </text:list>
          </table:table-cell>
          <table:table-cell table:style-name="Table1.A2" office:value-type="string">
            <text:list xml:id="list155940790574110" text:continue-numbering="true" text:style-name="WWNum2">
              <text:list-item>
                <text:p text:style-name="P65">0</text:p>
              </text:list-item>
            </text:list>
          </table:table-cell>
          <table:table-cell table:style-name="Table1.A2" office:value-type="string">
            <text:list xml:id="list155941758647260" text:continue-numbering="true" text:style-name="WWNum2">
              <text:list-item>
                <text:p text:style-name="P65">0</text:p>
              </text:list-item>
            </text:list>
          </table:table-cell>
          <table:table-cell table:style-name="Table1.D2" office:value-type="string">
            <text:list xml:id="list155941080592201" text:continue-numbering="true" text:style-name="WWNum2">
              <text:list-item>
                <text:p text:style-name="P65">15</text:p>
              </text:list-item>
            </text:list>
          </table:table-cell>
        </table:table-row>
      </table:table>
      <text:p text:style-name="P34"/>
      <text:p text:style-name="P32">א. הוכיחו, שבכל חלוקה אגליטרית <text:span text:style-name="T95">בדוגמה זו</text:span>, כל שחקן מקבל ערך לפחות 5.</text:p>
      <text:p text:style-name="P32"><text:span text:style-name="T94">ב</text:span>. <text:span text:style-name="T76">הוכיחו, </text:span>שבכל חלוקה אגליטרית <text:span text:style-name="T95">בדוגמה זו</text:span>, <text:span text:style-name="T76">כל העצים ניתנים </text:span>לשחקנים ג,ד,ה, <text:span text:style-name="T76">וכל הנפט לשחקן ב.</text:span></text:p>
      <text:p text:style-name="P33"><text:span text:style-name="T97">ג</text:span><text:span text:style-name="T96">. </text:span><text:span text:style-name="T77">הוכיחו</text:span><text:span text:style-name="T96">, שבכל חלוקה אגליטרית </text:span><text:span text:style-name="T98">בדוגמה זו,</text:span><text:span text:style-name="T96"> יש קנאה (מי מקנא במי ומדוע?)</text:span></text:p>
      <text:p text:style-name="P33"><text:span text:style-name="T96"/></text:p>
      <text:p text:style-name="P54"><text:span text:style-name="T99">* </text:span><text:span text:style-name="T100">שאלה </text:span><text:span text:style-name="T78">1</text:span><text:span text:style-name="T101">: </text:span><text:span text:style-name="T79">חלוקה אגליטרית </text:span><text:span text:style-name="T80">בפייתון</text:span></text:p>
      <text:p text:style-name="P58"><text:span text:style-name="T102">כ</text:span>תבו פונקציה בשפת פייתון, <text:span text:style-name="T103">המוצאת חלוקה אגליטרית של משאבים רציפים.</text:span> כותרת הפונקציה:</text:p>
      <text:p text:style-name="P59">def <text:span text:style-name="T103">egalitarian_allocation</text:span>(</text:p>
      <text:p text:style-name="P59"><text:s text:c="3"/>valuations: list[list[float]])</text:p>
      <text:p text:style-name="P56"/>
      <text:p text:style-name="P56">כאשר valuations היא מטריצת הערכים. דוגמה לקלט:</text:p>
      <text:p text:style-name="P60"><text:span text:style-name="T103">egalitarian_allocation</text:span>(</text:p>
      <text:p text:style-name="P60"><text:s/>valuations=[[11,11,22,33,44], [11,22,44,55,66], [11,33,22,11,66]])</text:p>
      <text:p text:style-name="P56"/>
      <text:p text:style-name="P56">הקלט מתאר בעיית חלוקה של חמישה חפצים בין שלושה שחקנים. השחקן <text:span text:style-name="T104">הראשון </text:span><text:span text:style-name="T105">מעריך את החפצים ב</text:span><text:span text:style-name="T104"> [11,11,22,33,44], </text:span><text:span text:style-name="T105">השחקן השני מעריך אותם ב </text:span><text:span text:style-name="T104">[11,22,44,55,66], </text:span><text:span text:style-name="T105">וכו’.</text:span></text:p>
      <text:p text:style-name="P57"/>
      <text:p text:style-name="P57">הפונקציה צריכה <text:span text:style-name="T106">לכתוב </text:span>את <text:span text:style-name="T106">תוצאת </text:span>החלוקה:</text:p>
      <text:p text:style-name="P61">player 0 receives 50% of resource 0 and 30% of resource 2</text:p>
      <text:p text:style-name="P62">player 1 <text:span text:style-name="T106">receives 50% of resource 0 and 70% of resource 1</text:span></text:p>
      <text:p text:style-name="P57">וכו’. יש להגיש קוד בגיטהאב + בדיקות. </text:p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4-04T15:59:40.487000000</dc:date>
    <meta:editing-duration>P11DT18H20M49S</meta:editing-duration>
    <meta:editing-cycles>1447</meta:editing-cycles>
    <meta:document-statistic meta:table-count="2" meta:image-count="0" meta:object-count="0" meta:page-count="4" meta:paragraph-count="115" meta:word-count="786" meta:character-count="4507" meta:non-whitespace-character-count="3790"/>
  </office:meta>
</office:document-meta>
</file>